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weight="bold" officeooo:rsid="001e55a6" officeooo:paragraph-rsid="001e55a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weight="normal" officeooo:rsid="001e55a6" officeooo:paragraph-rsid="001e55a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weight="normal" officeooo:rsid="001e55a6" officeooo:paragraph-rsid="001f639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weight="normal" officeooo:rsid="001f6397" officeooo:paragraph-rsid="001f6397" style:font-weight-asian="normal" style:font-weight-complex="normal"/>
    </style:style>
    <style:style style:name="T1" style:family="text">
      <style:text-properties officeooo:rsid="001f6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i</text:p>
      <text:p text:style-name="P2">- permettere all'utente la gestione del magazzino tramite l'acquisto e la vendita di prodotti.</text:p>
      <text:p text:style-name="P2">- permettere di caricare i dati delle merci presenti nel magazzino da file.</text:p>
      <text:p text:style-name="P2">- permettere di salvare i dati delle merci presenti nel magazzino su file.</text:p>
      <text:p text:style-name="P2">- premettere di incrementare il numero di prodotti del magazzino acquistandoli da un fornitore.</text:p>
      <text:p text:style-name="P2">- permettere di incrementare il budget vendendo dei prodotti.</text:p>
      <text:p text:style-name="P3">- permettere di salvare automaticamente le modifiche (al budget e alle merci) dopo ogni movimento.</text:p>
      <text:p text:style-name="P3"/>
      <text:p text:style-name="P4">Struct dati</text:p>
      <text:p text:style-name="P3"/>
      <text:p text:style-name="P3"><text:span text:style-name="T1">Classi:</text:span></text:p>
      <text:p text:style-name="P3"/>
      <text:p text:style-name="P4">Classe Magazzino</text:p>
      <text:p text:style-name="P4">Attributi:</text:p>
      <text:p text:style-name="P4">- dati datiMagazzino</text:p>
      <text:p text:style-name="P4">- budget</text:p>
      <text:p text:style-name="P4"/>
      <text:p text:style-name="P4">Metodi:</text:p>
      <text:p text:style-name="P4">-salvaFile</text:p>
      <text:p text:style-name="P4">-caricaFile</text:p>
      <text:p text:style-name="P4">-salvaBudget</text:p>
      <text:p text:style-name="P4">-caricaBudget</text:p>
      <text:p text:style-name="P4">-getBudget</text:p>
      <text:p text:style-name="P4">-getDatiMagazzino</text:p>
      <text:p text:style-name="P4"/>
      <text:p text:style-name="P4"/>
      <text:p text:style-name="P4">Classe Acquisti</text:p>
      <text:p text:style-name="P4">Attributi:</text:p>
      <text:p text:style-name="P4">-dati datiAcquisti</text:p>
      <text:p text:style-name="P4"/>
      <text:p text:style-name="P4">Metodi:</text:p>
      <text:p text:style-name="P4">-stampaMenu</text:p>
      <text:p text:style-name="P4">-acquistaMerci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08:13:34.358033059</meta:creation-date>
    <dc:date>2013-11-18T08:57:17.815369329</dc:date>
    <meta:editing-duration>PT28M33S</meta:editing-duration>
    <meta:editing-cycles>1</meta:editing-cycles>
    <meta:document-statistic meta:table-count="0" meta:image-count="0" meta:object-count="0" meta:page-count="1" meta:paragraph-count="26" meta:word-count="105" meta:character-count="733" meta:non-whitespace-character-count="654"/>
    <meta:generator>LibreOffice/4.1.2.3$Linux_X86_64 LibreOffice_project/410m0$Build-3</meta:generator>
  </office:meta>
</office:document-meta>
</file>